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eb69"/>
    </style:style>
    <style:style style:name="gr2" style:family="graphic" style:parent-style-name="standard">
      <style:graphic-properties draw:stroke="solid" svg:stroke-width="0.019cm" svg:stroke-color="#000000" draw:stroke-linejoin="round" svg:stroke-linecap="round" draw:fill="none" fo:padding-top="0.009cm" fo:padding-bottom="0.009cm" fo:padding-left="0.009cm" fo:padding-right="0.009cm"/>
    </style:style>
    <style:style style:name="gr3" style:family="graphic" style:parent-style-name="standard">
      <style:graphic-properties draw:stroke="none" draw:fill="solid" draw:fill-color="#73fa79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183cm" fo:min-width="0.42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09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solid" svg:stroke-width="0.019cm" svg:stroke-color="#000000" draw:stroke-linejoin="miter" svg:stroke-linecap="butt" draw:fill="none" fo:padding-top="0.009cm" fo:padding-bottom="0.009cm" fo:padding-left="0.009cm" fo:padding-right="0.009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0.72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0.64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0.6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0.624cm" fo:padding-top="0cm" fo:padding-bottom="0cm" fo:padding-left="0cm" fo:padding-right="0cm"/>
    </style:style>
    <style:style style:name="gr12" style:family="graphic" style:parent-style-name="standard">
      <style:graphic-properties draw:stroke="none" draw:fill="solid" draw:fill-color="#76d6ff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0.95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0.599cm" fo:padding-top="0cm" fo:padding-bottom="0cm" fo:padding-left="0cm" fo:padding-right="0cm"/>
    </style:style>
    <style:style style:name="gr15" style:family="graphic" style:parent-style-name="standard">
      <style:graphic-properties draw:stroke="solid" svg:stroke-width="0.019cm" svg:stroke-color="#000000" draw:stroke-linejoin="miter" svg:stroke-linecap="round" draw:fill="none" fo:padding-top="0.009cm" fo:padding-bottom="0.009cm" fo:padding-left="0.009cm" fo:padding-right="0.009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1.13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1.437cm" fo:padding-top="0cm" fo:padding-bottom="0cm" fo:padding-left="0cm" fo:padding-right="0cm"/>
    </style:style>
    <style:style style:name="P1" style:family="paragraph">
      <loext:graphic-properties draw:fill="solid" draw:fill-color="#ffeb69"/>
    </style:style>
    <style:style style:name="P2" style:family="paragraph">
      <loext:graphic-properties draw:fill="none"/>
    </style:style>
    <style:style style:name="P3" style:family="paragraph">
      <loext:graphic-properties draw:fill="solid" draw:fill-color="#73fa79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fo:font-size="4.40000009536743pt" style:font-size-asian="4.40000009536743pt" style:font-size-complex="4.40000009536743pt"/>
    </style:style>
    <style:style style:name="P6" style:family="paragraph">
      <loext:graphic-properties draw:fill="none"/>
      <style:paragraph-properties fo:text-align="start" style:writing-mode="lr-tb"/>
      <style:text-properties fo:font-size="8.80000019073486pt" style:font-size-asian="8.80000019073486pt" style:font-size-complex="8.80000019073486pt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paragraph-properties fo:text-align="start" style:writing-mode="lr-tb"/>
      <style:text-properties fo:font-size="6.59999990463257pt" style:font-size-asian="6.59999990463257pt" style:font-size-complex="6.59999990463257pt"/>
    </style:style>
    <style:style style:name="P9" style:family="paragraph">
      <loext:graphic-properties draw:fill="solid" draw:fill-color="#76d6ff"/>
    </style:style>
    <style:style style:name="P10" style:family="paragraph">
      <loext:graphic-properties draw:fill="none"/>
      <style:paragraph-properties fo:text-align="start" style:writing-mode="lr-tb"/>
      <style:text-properties fo:font-size="7.69999980926514pt" style:font-size-asian="7.69999980926514pt" style:font-size-complex="7.69999980926514pt"/>
    </style:style>
    <style:style style:name="T1" style:family="text">
      <style:text-properties fo:color="#000000" style:font-name="HelveticaNeue" fo:font-size="4.40000009536743pt" style:font-size-asian="4.40000009536743pt" style:font-name-complex="HelveticaNeue" style:font-size-complex="4.40000009536743pt"/>
    </style:style>
    <style:style style:name="T2" style:family="text">
      <style:text-properties fo:color="#000000" style:font-name="HelveticaNeue" fo:font-size="8.80000019073486pt" style:font-size-asian="8.80000019073486pt" style:font-name-complex="HelveticaNeue" style:font-size-complex="8.80000019073486pt"/>
    </style:style>
    <style:style style:name="T3" style:family="text">
      <style:text-properties fo:color="#000000" style:font-name="HelveticaNeue" fo:font-size="6.59999990463257pt" style:font-size-asian="6.59999990463257pt" style:font-name-complex="HelveticaNeue" style:font-size-complex="6.59999990463257pt"/>
    </style:style>
    <style:style style:name="T4" style:family="text">
      <style:text-properties fo:color="#000000" style:font-name="HelveticaNeue" fo:font-size="7.69999980926514pt" style:font-size-asian="7.69999980926514pt" style:font-name-complex="HelveticaNeue" style:font-size-complex="7.699999809265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0.697cm" svg:height="0.523cm" svg:x="0.202cm" svg:y="1.04cm" svg:viewBox="0 0 698 524" draw:points="0,0 698,0 698,524 0,524">
          <text:p/>
        </draw:polygon>
        <draw:polygon draw:style-name="gr2" draw:text-style-name="P2" draw:layer="layout" svg:width="0.697cm" svg:height="0.523cm" svg:x="0.202cm" svg:y="1.04cm" svg:viewBox="0 0 698 524" draw:points="0,0 698,0 698,524 0,524">
          <text:p/>
        </draw:polygon>
        <draw:path draw:style-name="gr3" draw:text-style-name="P3" draw:layer="layout" svg:width="0.523cm" svg:height="0.522cm" svg:x="3.686cm" svg:y="1.04cm" svg:viewBox="0 0 524 523" svg:d="M447 77c102 102 102 267 0 370-102 102-268 102-370 0-103-103-103-268 0-370 102-103 268-103 370 0z">
          <text:p/>
        </draw:path>
        <draw:path draw:style-name="gr2" draw:text-style-name="P2" draw:layer="layout" svg:width="0.523cm" svg:height="0.522cm" svg:x="3.686cm" svg:y="1.04cm" svg:viewBox="0 0 524 523" svg:d="M447 77c102 102 102 267 0 370-102 102-268 102-370 0-103-103-103-268 0-370 102-103 268-103 370 0z">
          <text:p/>
        </draw:path>
        <draw:frame draw:style-name="gr4" draw:text-style-name="P5" draw:layer="layout" svg:width="0.421cm" svg:height="0.183cm" svg:x="0.346cm" svg:y="1.217cm">
          <draw:text-box>
            <text:p text:style-name="P4"><text:span text:style-name="T1">LSTM</text:span></text:p>
          </draw:text-box>
        </draw:frame>
        <draw:polygon draw:style-name="gr1" draw:text-style-name="P1" draw:layer="layout" svg:width="0.697cm" svg:height="0.523cm" svg:x="1.247cm" svg:y="1.04cm" svg:viewBox="0 0 698 524" draw:points="0,0 698,0 698,524 0,524">
          <text:p/>
        </draw:polygon>
        <draw:polygon draw:style-name="gr2" draw:text-style-name="P2" draw:layer="layout" svg:width="0.697cm" svg:height="0.523cm" svg:x="1.247cm" svg:y="1.04cm" svg:viewBox="0 0 698 524" draw:points="0,0 698,0 698,524 0,524">
          <text:p/>
        </draw:polygon>
        <draw:frame draw:style-name="gr5" draw:text-style-name="P6" draw:layer="layout" svg:width="0.309cm" svg:height="0.361cm" svg:x="3.873cm" svg:y="1.131cm">
          <draw:text-box>
            <text:p text:style-name="P4"><text:span text:style-name="T2">z</text:span></text:p>
          </draw:text-box>
        </draw:frame>
        <draw:polygon draw:style-name="gr1" draw:text-style-name="P1" draw:layer="layout" svg:width="0.697cm" svg:height="0.523cm" svg:x="2.292cm" svg:y="1.04cm" svg:viewBox="0 0 698 524" draw:points="0,0 698,0 698,524 0,524">
          <text:p/>
        </draw:polygon>
        <draw:polygon draw:style-name="gr2" draw:text-style-name="P2" draw:layer="layout" svg:width="0.697cm" svg:height="0.523cm" svg:x="2.292cm" svg:y="1.04cm" svg:viewBox="0 0 698 524" draw:points="0,0 698,0 698,524 0,524">
          <text:p/>
        </draw:polygon>
        <draw:frame draw:style-name="gr4" draw:text-style-name="P5" draw:layer="layout" svg:width="0.421cm" svg:height="0.183cm" svg:x="1.391cm" svg:y="1.217cm">
          <draw:text-box>
            <text:p text:style-name="P4"><text:span text:style-name="T1">LSTM</text:span></text:p>
          </draw:text-box>
        </draw:frame>
        <draw:line draw:style-name="gr2" draw:text-style-name="P2" draw:layer="layout" svg:x1="1.056cm" svg:y1="1.302cm" svg:x2="0.899cm" svg:y2="1.302cm">
          <text:p/>
        </draw:line>
        <draw:polygon draw:style-name="gr6" draw:text-style-name="P7" draw:layer="layout" svg:width="0.154cm" svg:height="0.116cm" svg:x="1.056cm" svg:y="1.244cm" svg:viewBox="0 0 155 117" draw:points="155,58 0,0 0,117">
          <text:p/>
        </draw:polygon>
        <draw:polygon draw:style-name="gr7" draw:text-style-name="P2" draw:layer="layout" svg:width="0.154cm" svg:height="0.116cm" svg:x="1.056cm" svg:y="1.244cm" svg:viewBox="0 0 155 117" draw:points="155,58 0,0 0,117">
          <text:p/>
        </draw:polygon>
        <draw:line draw:style-name="gr2" draw:text-style-name="P2" draw:layer="layout" svg:x1="2.101cm" svg:y1="1.302cm" svg:x2="1.944cm" svg:y2="1.302cm">
          <text:p/>
        </draw:line>
        <draw:polygon draw:style-name="gr6" draw:text-style-name="P7" draw:layer="layout" svg:width="0.154cm" svg:height="0.116cm" svg:x="2.101cm" svg:y="1.244cm" svg:viewBox="0 0 155 117" draw:points="155,58 0,0 0,117">
          <text:p/>
        </draw:polygon>
        <draw:polygon draw:style-name="gr7" draw:text-style-name="P2" draw:layer="layout" svg:width="0.154cm" svg:height="0.116cm" svg:x="2.101cm" svg:y="1.244cm" svg:viewBox="0 0 155 117" draw:points="155,58 0,0 0,117">
          <text:p/>
        </draw:polygon>
        <draw:line draw:style-name="gr2" draw:text-style-name="P2" draw:layer="layout" svg:x1="3.494cm" svg:y1="1.302cm" svg:x2="2.989cm" svg:y2="1.302cm">
          <text:p/>
        </draw:line>
        <draw:polygon draw:style-name="gr6" draw:text-style-name="P7" draw:layer="layout" svg:width="0.155cm" svg:height="0.116cm" svg:x="3.494cm" svg:y="1.244cm" svg:viewBox="0 0 156 117" draw:points="156,58 0,0 0,117">
          <text:p/>
        </draw:polygon>
        <draw:polygon draw:style-name="gr7" draw:text-style-name="P2" draw:layer="layout" svg:width="0.155cm" svg:height="0.116cm" svg:x="3.494cm" svg:y="1.244cm" svg:viewBox="0 0 156 117" draw:points="156,58 0,0 0,117">
          <text:p/>
        </draw:polygon>
        <draw:frame draw:style-name="gr4" draw:text-style-name="P5" draw:layer="layout" svg:width="0.421cm" svg:height="0.183cm" svg:x="2.436cm" svg:y="1.217cm">
          <draw:text-box>
            <text:p text:style-name="P4"><text:span text:style-name="T1">LSTM</text:span></text:p>
          </draw:text-box>
        </draw:frame>
        <draw:frame draw:style-name="gr8" draw:text-style-name="P8" draw:layer="layout" svg:width="0.722cm" svg:height="0.272cm" svg:x="0.238cm" svg:y="2.074cm">
          <draw:text-box>
            <text:p text:style-name="P4"><text:span text:style-name="T3">tastes</text:span></text:p>
          </draw:text-box>
        </draw:frame>
        <draw:frame draw:style-name="gr9" draw:text-style-name="P8" draw:layer="layout" svg:width="0.645cm" svg:height="0.272cm" svg:x="1.326cm" svg:y="2.074cm">
          <draw:text-box>
            <text:p text:style-name="P4"><text:span text:style-name="T3">really</text:span></text:p>
          </draw:text-box>
        </draw:frame>
        <draw:line draw:style-name="gr2" draw:text-style-name="P2" draw:layer="layout" svg:x1="0.551cm" svg:y1="1.755cm" svg:x2="0.551cm" svg:y2="1.969cm">
          <text:p/>
        </draw:line>
        <draw:polygon draw:style-name="gr6" draw:text-style-name="P7" draw:layer="layout" svg:width="0.116cm" svg:height="0.155cm" svg:x="0.493cm" svg:y="1.6cm" svg:viewBox="0 0 117 156" draw:points="57,0 0,156 117,155">
          <text:p/>
        </draw:polygon>
        <draw:polygon draw:style-name="gr7" draw:text-style-name="P2" draw:layer="layout" svg:width="0.116cm" svg:height="0.155cm" svg:x="0.493cm" svg:y="1.6cm" svg:viewBox="0 0 117 156" draw:points="57,0 0,156 117,155">
          <text:p/>
        </draw:polygon>
        <draw:line draw:style-name="gr2" draw:text-style-name="P2" draw:layer="layout" svg:x1="1.596cm" svg:y1="1.755cm" svg:x2="1.596cm" svg:y2="1.969cm">
          <text:p/>
        </draw:line>
        <draw:polygon draw:style-name="gr6" draw:text-style-name="P7" draw:layer="layout" svg:width="0.117cm" svg:height="0.155cm" svg:x="1.537cm" svg:y="1.6cm" svg:viewBox="0 0 118 156" draw:points="58,0 0,156 118,156">
          <text:p/>
        </draw:polygon>
        <draw:polygon draw:style-name="gr7" draw:text-style-name="P2" draw:layer="layout" svg:width="0.117cm" svg:height="0.155cm" svg:x="1.537cm" svg:y="1.6cm" svg:viewBox="0 0 118 156" draw:points="58,0 0,156 118,156">
          <text:p/>
        </draw:polygon>
        <draw:line draw:style-name="gr2" draw:text-style-name="P2" draw:layer="layout" svg:x1="2.641cm" svg:y1="1.755cm" svg:x2="2.641cm" svg:y2="1.969cm">
          <text:p/>
        </draw:line>
        <draw:polygon draw:style-name="gr6" draw:text-style-name="P7" draw:layer="layout" svg:width="0.117cm" svg:height="0.155cm" svg:x="2.582cm" svg:y="1.6cm" svg:viewBox="0 0 118 156" draw:points="59,0 0,156 118,156">
          <text:p/>
        </draw:polygon>
        <draw:polygon draw:style-name="gr7" draw:text-style-name="P2" draw:layer="layout" svg:width="0.117cm" svg:height="0.155cm" svg:x="2.582cm" svg:y="1.6cm" svg:viewBox="0 0 118 156" draw:points="59,0 0,156 118,156">
          <text:p/>
        </draw:polygon>
        <draw:frame draw:style-name="gr10" draw:text-style-name="P8" draw:layer="layout" svg:width="0.62cm" svg:height="0.272cm" svg:x="2.378cm" svg:y="2.074cm">
          <draw:text-box>
            <text:p text:style-name="P4"><text:span text:style-name="T3">great</text:span></text:p>
          </draw:text-box>
        </draw:frame>
        <draw:frame draw:style-name="gr11" draw:text-style-name="P8" draw:layer="layout" svg:width="0.624cm" svg:height="0.272cm" svg:x="1.298cm" svg:y="0.226cm">
          <draw:text-box>
            <text:p text:style-name="P4"><text:span text:style-name="T3">LSTM</text:span></text:p>
          </draw:text-box>
        </draw:frame>
        <draw:polygon draw:style-name="gr12" draw:text-style-name="P9" draw:layer="layout" svg:width="1.393cm" svg:height="0.832cm" svg:x="4.731cm" svg:y="0.905cm" svg:viewBox="0 0 1394 833" draw:points="0,0 1394,0 1394,833 0,833">
          <text:p/>
        </draw:polygon>
        <draw:polygon draw:style-name="gr2" draw:text-style-name="P2" draw:layer="layout" svg:width="1.393cm" svg:height="0.832cm" svg:x="4.731cm" svg:y="0.905cm" svg:viewBox="0 0 1394 833" draw:points="0,0 1394,0 1394,833 0,833">
          <text:p/>
        </draw:polygon>
        <draw:frame draw:style-name="gr13" draw:text-style-name="P8" draw:layer="layout" svg:width="0.955cm" svg:height="0.272cm" svg:x="1.18cm" svg:y="0.496cm">
          <draw:text-box>
            <text:p text:style-name="P4"><text:span text:style-name="T3">encoder</text:span></text:p>
          </draw:text-box>
        </draw:frame>
        <draw:frame draw:style-name="gr14" draw:text-style-name="P10" draw:layer="layout" svg:width="0.599cm" svg:height="0.315cm" svg:x="5.134cm" svg:y="1.012cm">
          <draw:text-box>
            <text:p text:style-name="P4"><text:span text:style-name="T4">CNN</text:span></text:p>
          </draw:text-box>
        </draw:frame>
        <draw:line draw:style-name="gr15" draw:text-style-name="P2" draw:layer="layout" svg:x1="4.54cm" svg:y1="1.31cm" svg:x2="4.208cm" svg:y2="1.305cm">
          <text:p/>
        </draw:line>
        <draw:polygon draw:style-name="gr6" draw:text-style-name="P7" draw:layer="layout" svg:width="0.156cm" svg:height="0.117cm" svg:x="4.538cm" svg:y="1.251cm" svg:viewBox="0 0 157 118" draw:points="157,60 2,0 0,118">
          <text:p/>
        </draw:polygon>
        <draw:polygon draw:style-name="gr7" draw:text-style-name="P2" draw:layer="layout" svg:width="0.156cm" svg:height="0.117cm" svg:x="4.538cm" svg:y="1.251cm" svg:viewBox="0 0 157 118" draw:points="157,60 2,0 0,118">
          <text:p/>
        </draw:polygon>
        <draw:frame draw:style-name="gr16" draw:text-style-name="P10" draw:layer="layout" svg:width="1.137cm" svg:height="0.315cm" svg:x="4.911cm" svg:y="1.322cm">
          <draw:text-box>
            <text:p text:style-name="P4"><text:span text:style-name="T4">Decoder</text:span></text:p>
          </draw:text-box>
        </draw:frame>
        <draw:frame draw:style-name="gr17" draw:text-style-name="P8" draw:layer="layout" svg:width="1.437cm" svg:height="0.272cm" svg:x="4.398cm" svg:y="0.138cm">
          <draw:text-box>
            <text:p text:style-name="P4"><text:span text:style-name="T3">tastes really</text:span></text:p>
          </draw:text-box>
        </draw:frame>
        <draw:path draw:style-name="gr2" draw:text-style-name="P2" draw:layer="layout" svg:width="0.001cm" svg:height="0.196cm" svg:x="4.732cm" svg:y="0.709cm" svg:viewBox="0 0 2 197" svg:d="M2 0c0 112-2 197-2 197">
          <text:p/>
        </draw:path>
        <draw:polygon draw:style-name="gr6" draw:text-style-name="P7" draw:layer="layout" svg:width="0.116cm" svg:height="0.155cm" svg:x="4.675cm" svg:y="0.555cm" svg:viewBox="0 0 117 156" draw:points="58,0 0,155 117,156">
          <text:p/>
        </draw:polygon>
        <draw:polygon draw:style-name="gr7" draw:text-style-name="P2" draw:layer="layout" svg:width="0.116cm" svg:height="0.155cm" svg:x="4.675cm" svg:y="0.555cm" svg:viewBox="0 0 117 156" draw:points="58,0 0,155 117,156">
          <text:p/>
        </draw:polygon>
        <draw:line draw:style-name="gr15" draw:text-style-name="P2" draw:layer="layout" svg:x1="5.427cm" svg:y1="0.71cm" svg:x2="5.427cm" svg:y2="0.866cm">
          <text:p/>
        </draw:line>
        <draw:polygon draw:style-name="gr6" draw:text-style-name="P7" draw:layer="layout" svg:width="0.116cm" svg:height="0.155cm" svg:x="5.369cm" svg:y="0.555cm" svg:viewBox="0 0 117 156" draw:points="58,0 0,156 117,156">
          <text:p/>
        </draw:polygon>
        <draw:polygon draw:style-name="gr7" draw:text-style-name="P2" draw:layer="layout" svg:width="0.116cm" svg:height="0.155cm" svg:x="5.369cm" svg:y="0.555cm" svg:viewBox="0 0 117 156" draw:points="58,0 0,156 117,156">
          <text:p/>
        </draw:polygon>
        <draw:line draw:style-name="gr15" draw:text-style-name="P2" draw:layer="layout" svg:x1="6.13cm" svg:y1="0.709cm" svg:x2="6.124cm" svg:y2="0.867cm">
          <text:p/>
        </draw:line>
        <draw:polygon draw:style-name="gr6" draw:text-style-name="P7" draw:layer="layout" svg:width="0.116cm" svg:height="0.156cm" svg:x="6.071cm" svg:y="0.555cm" svg:viewBox="0 0 117 157" draw:points="63,0 0,154 117,157">
          <text:p/>
        </draw:polygon>
        <draw:polygon draw:style-name="gr7" draw:text-style-name="P2" draw:layer="layout" svg:width="0.116cm" svg:height="0.156cm" svg:x="6.071cm" svg:y="0.555cm" svg:viewBox="0 0 117 157" draw:points="63,0 0,154 117,157">
          <text:p/>
        </draw:polygon>
        <draw:frame draw:style-name="gr10" draw:text-style-name="P8" draw:layer="layout" svg:width="0.62cm" svg:height="0.272cm" svg:x="5.879cm" svg:y="0.138cm">
          <draw:text-box>
            <text:p text:style-name="P4"><text:span text:style-name="T3">grea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xx" style:country-asian="none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.604cm" fo:page-height="2.4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0T21:38:54.904855166</meta:creation-date>
    <dc:date>2018-12-20T21:41:31.559172386</dc:date>
    <meta:editing-duration>PT2M36S</meta:editing-duration>
    <meta:editing-cycles>1</meta:editing-cycles>
    <meta:document-statistic meta:object-count="53"/>
    <meta:generator>LibreOffice/5.1.6.2$Linux_X86_64 LibreOffice_project/10m0$Build-2</meta:generator>
  </office:meta>
</office:document-meta>
</file>